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text:line-break/>&lt;html lang="en"&gt;<text:line-break/>&lt;head&gt;<text:line-break/> <text:s text:c="3"/>&lt;meta charset="UTF-8"&gt;<text:line-break/> <text:s text:c="3"/>&lt;meta name="viewport" content="width=device-width, initial-scale=1.0"&gt;<text:line-break/> <text:s text:c="3"/>&lt;title&gt;Mushroom and Mycelium Cultivation&lt;/title&gt;<text:line-break/> <text:s text:c="3"/>&lt;style&gt;<text:line-break/> <text:s text:c="7"/>body {<text:line-break/> <text:s text:c="11"/>font-family: Arial, sans-serif;<text:line-break/> <text:s text:c="11"/>margin: 0;<text:line-break/> <text:s text:c="11"/>padding: 0;<text:line-break/> <text:s text:c="11"/>background-color: #f5f5f5;<text:line-break/> <text:s text:c="11"/>color: #333;<text:line-break/> <text:s text:c="11"/>line-height: 1.6;<text:line-break/> <text:s text:c="7"/>}<text:line-break/> <text:s text:c="7"/>header {<text:line-break/> <text:s text:c="11"/>background-color: #2c3e50;<text:line-break/> <text:s text:c="11"/>color: #ecf0f1;<text:line-break/> <text:s text:c="11"/>padding: 20px;<text:line-break/> <text:s text:c="11"/>text-align: center;<text:line-break/> <text:s text:c="7"/>}<text:line-break/> <text:s text:c="7"/>nav {<text:line-break/> <text:s text:c="11"/>background-color: #34495e;<text:line-break/> <text:s text:c="11"/>padding: 10px;<text:line-break/> <text:s text:c="11"/>display: flex;<text:line-break/> <text:s text:c="11"/>justify-content: center;<text:line-break/> <text:s text:c="11"/>gap: 20px;<text:line-break/> <text:s text:c="7"/>}<text:line-break/> <text:s text:c="7"/>nav a {<text:line-break/> <text:s text:c="11"/>color: #ecf0f1;<text:line-break/> <text:s text:c="11"/>text-decoration: none;<text:line-break/> <text:s text:c="11"/>padding: 10px;<text:line-break/> <text:s text:c="11"/>transition: background-color 0.3s;<text:line-break/> <text:s text:c="7"/>}<text:line-break/> <text:s text:c="7"/>nav a:hover {<text:line-break/> <text:s text:c="11"/>background-color: #2c3e50;<text:line-break/> <text:s text:c="7"/>}<text:line-break/> <text:s text:c="7"/>main {<text:line-break/> <text:s text:c="11"/>padding: 20px;<text:line-break/> <text:s text:c="7"/>}<text:line-break/> <text:s text:c="7"/>section {<text:line-break/> <text:s text:c="11"/>margin-bottom: 20px;<text:line-break/> <text:s text:c="7"/>}<text:line-break/> <text:s text:c="7"/>.level-buttons {<text:line-break/> <text:s text:c="11"/>display: flex;<text:line-break/> <text:s text:c="11"/>justify-content: center;<text:line-break/> <text:s text:c="11"/>gap: 20px;<text:line-break/> <text:s text:c="11"/>margin-top: 20px;<text:line-break/> <text:s text:c="7"/>}<text:line-break/><text:soft-page-break/> <text:s text:c="7"/>.level-buttons button {<text:line-break/> <text:s text:c="11"/>padding: 10px 20px;<text:line-break/> <text:s text:c="11"/>font-size: 16px;<text:line-break/> <text:s text:c="11"/>cursor: pointer;<text:line-break/> <text:s text:c="11"/>border: none;<text:line-break/> <text:s text:c="11"/>background-color: #3498db;<text:line-break/> <text:s text:c="11"/>color: white;<text:line-break/> <text:s text:c="11"/>border-radius: 5px;<text:line-break/> <text:s text:c="11"/>transition: background-color 0.3s;<text:line-break/> <text:s text:c="7"/>}<text:line-break/> <text:s text:c="7"/>.level-buttons button:hover {<text:line-break/> <text:s text:c="11"/>background-color: #2980b9;<text:line-break/> <text:s text:c="7"/>}<text:line-break/> <text:s text:c="7"/>.content {<text:line-break/> <text:s text:c="11"/>display: none;<text:line-break/> <text:s text:c="11"/>margin-top: 20px;<text:line-break/> <text:s text:c="11"/>background-color: white;<text:line-break/> <text:s text:c="11"/>padding: 20px;<text:line-break/> <text:s text:c="11"/>border-radius: 10px;<text:line-break/> <text:s text:c="11"/>box-shadow: 0 0 10px rgba(0, 0, 0, 0.1);<text:line-break/> <text:s text:c="7"/>}<text:line-break/> <text:s text:c="7"/>.content h2 {<text:line-break/> <text:s text:c="11"/>margin-top: 0;<text:line-break/> <text:s text:c="7"/>}<text:line-break/> <text:s text:c="7"/>.expandable {<text:line-break/> <text:s text:c="11"/>cursor: pointer;<text:line-break/> <text:s text:c="11"/>color: #3498db;<text:line-break/> <text:s text:c="11"/>margin: 10px 0;<text:line-break/> <text:s text:c="7"/>}<text:line-break/> <text:s text:c="7"/>.details {<text:line-break/> <text:s text:c="11"/>display: none;<text:line-break/> <text:s text:c="11"/>padding: 10px 0;<text:line-break/> <text:s text:c="7"/>}<text:line-break/> <text:s text:c="3"/>&lt;/style&gt;<text:line-break/>&lt;/head&gt;<text:line-break/>&lt;body&gt;<text:line-break/> <text:s text:c="3"/>&lt;header&gt;<text:line-break/> <text:s text:c="7"/>&lt;h1&gt;Mushroom and Mycelium Cultivation&lt;/h1&gt;<text:line-break/> <text:s text:c="3"/>&lt;/header&gt;<text:line-break/> <text:s text:c="3"/>&lt;nav&gt;<text:line-break/> <text:s text:c="7"/>&lt;a href="#home" onclick="showSection('home')"&gt;Home&lt;/a&gt;<text:line-break/> <text:s text:c="7"/>&lt;a href="#beginner" onclick="showSection('beginner')"&gt;Beginner&lt;/a&gt;<text:line-break/> <text:s text:c="7"/>&lt;a href="#intermediate" onclick="showSection('intermediate')"&gt;Intermediate&lt;/a&gt;<text:line-break/> <text:s text:c="7"/>&lt;a href="#expert" onclick="showSection('expert')"&gt;Expert&lt;/a&gt;<text:line-break/> <text:s text:c="3"/>&lt;/nav&gt;<text:line-break/> <text:s text:c="3"/>&lt;main&gt;<text:line-break/> <text:s text:c="7"/>&lt;section id="home"&gt;<text:line-break/> <text:s text:c="11"/>&lt;h2&gt;Welcome&lt;/h2&gt;<text:line-break/> <text:s text:c="11"/>&lt;p&gt;Choose your level to begin:&lt;/p&gt;<text:line-break/><text:soft-page-break/> <text:s text:c="11"/>&lt;div class="level-buttons"&gt;<text:line-break/> <text:s text:c="15"/>&lt;button onclick="showContent('beginner')"&gt;Beginner&lt;/button&gt;<text:line-break/> <text:s text:c="15"/>&lt;button onclick="showContent('intermediate')"&gt;Intermediate&lt;/button&gt;<text:line-break/> <text:s text:c="15"/>&lt;button onclick="showContent('expert')"&gt;Expert&lt;/button&gt;<text:line-break/> <text:s text:c="11"/>&lt;/div&gt;<text:line-break/> <text:s text:c="7"/>&lt;/section&gt;<text:line-break/> <text:s text:c="7"/>&lt;section id="beginner" class="content"&gt;<text:line-break/> <text:s text:c="11"/>&lt;h2&gt;Beginner Level&lt;/h2&gt;<text:line-break/> <text:s text:c="11"/>&lt;p&gt;Start your journey with basic information on mushroom and mycelium cultivation.&lt;/p&gt;<text:line-break/> <text:s text:c="11"/>&lt;div class="expandable" onclick="toggleDetails('beginnerDetails')"&gt;Read more...&lt;/div&gt;<text:line-break/> <text:s text:c="11"/>&lt;div id="beginnerDetails" class="details"&gt;<text:line-break/> <text:s text:c="15"/>&lt;p&gt;Here are the basics you need to know...&lt;/p&gt;<text:line-break/> <text:s text:c="15"/>&lt;!-- Additional detailed content can go here --&gt;<text:line-break/> <text:s text:c="11"/>&lt;/div&gt;<text:line-break/> <text:s text:c="7"/>&lt;/section&gt;<text:line-break/> <text:s text:c="7"/>&lt;section id="intermediate" class="content"&gt;<text:line-break/> <text:s text:c="11"/>&lt;h2&gt;Intermediate Level&lt;/h2&gt;<text:line-break/> <text:s text:c="11"/>&lt;p&gt;Dive deeper with more detailed techniques and applications.&lt;/p&gt;<text:line-break/> <text:s text:c="11"/>&lt;div class="expandable" onclick="toggleDetails('intermediateDetails')"&gt;Read more...&lt;/div&gt;<text:line-break/> <text:s text:c="11"/>&lt;div id="intermediateDetails" class="details"&gt;<text:line-break/> <text:s text:c="15"/>&lt;p&gt;Intermediate techniques include...&lt;/p&gt;<text:line-break/> <text:s text:c="15"/>&lt;!-- Additional detailed content can go here --&gt;<text:line-break/> <text:s text:c="11"/>&lt;/div&gt;<text:line-break/> <text:s text:c="7"/>&lt;/section&gt;<text:line-break/> <text:s text:c="7"/>&lt;section id="expert" class="content"&gt;<text:line-break/> <text:s text:c="11"/>&lt;h2&gt;Expert Level&lt;/h2&gt;<text:line-break/> <text:s text:c="11"/>&lt;p&gt;Explore advanced methods and innovative uses of mushrooms and mycelium.&lt;/p&gt;<text:line-break/> <text:s text:c="11"/>&lt;div class="expandable" onclick="toggleDetails('expertDetails')"&gt;Read more...&lt;/div&gt;<text:line-break/> <text:s text:c="11"/>&lt;div id="expertDetails" class="details"&gt;<text:line-break/> <text:s text:c="15"/>&lt;p&gt;Expert methods cover...&lt;/p&gt;<text:line-break/> <text:s text:c="15"/>&lt;!-- Additional detailed content can go here --&gt;<text:line-break/> <text:s text:c="11"/>&lt;/div&gt;<text:line-break/> <text:s text:c="7"/>&lt;/section&gt;<text:line-break/> <text:s text:c="3"/>&lt;/main&gt;<text:line-break/> <text:s text:c="3"/>&lt;script&gt;<text:line-break/> <text:s text:c="7"/>function showSection(section) {<text:line-break/> <text:s text:c="11"/>document.querySelectorAll('section').forEach(sec =&gt; {<text:line-break/> <text:s text:c="15"/>sec.style.display = 'none';<text:line-break/> <text:s text:c="11"/>});<text:line-break/> <text:s text:c="11"/>document.getElementById(section).style.display = 'block';<text:line-break/> <text:s text:c="7"/>}<text:line-break/><text:line-break/> <text:s text:c="7"/>function showContent(level) {<text:line-break/> <text:s text:c="11"/>document.querySelectorAll('.content').forEach(section =&gt; {<text:line-break/> <text:s text:c="15"/>section.style.display = 'none';<text:line-break/> <text:s text:c="11"/>});<text:line-break/> <text:s text:c="11"/>document.getElementById(level).style.display = 'block';<text:line-break/> <text:s text:c="7"/>}<text:line-break/><text:line-break/><text:soft-page-break/> <text:s text:c="7"/>function toggleDetails(detailsId) {<text:line-break/> <text:s text:c="11"/>const details = document.getElementById(detailsId);<text:line-break/> <text:s text:c="11"/>if (details.style.display === 'block') {<text:line-break/> <text:s text:c="15"/>details.style.display = 'none';<text:line-break/> <text:s text:c="11"/>} else {<text:line-break/> <text:s text:c="15"/>details.style.display = 'block';<text:line-break/> <text:s text:c="11"/>}<text:line-break/> <text:s text:c="7"/>}<text:line-break/><text:line-break/> <text:s text:c="7"/>// Show home section by default<text:line-break/> <text:s text:c="7"/>showSection('home');<text:line-break/> <text:s text:c="3"/>&lt;/script&gt;<text:line-break/>&lt;/body&gt;<text:line-break/>&lt;/html&gt;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8T12:57:39.965000000</meta:creation-date>
    <dc:date>2024-07-28T12:57:54.692000000</dc:date>
    <meta:editing-duration>PT14S</meta:editing-duration>
    <meta:editing-cycles>1</meta:editing-cycles>
    <meta:document-statistic meta:table-count="0" meta:image-count="0" meta:object-count="0" meta:page-count="4" meta:paragraph-count="1" meta:word-count="386" meta:character-count="5370" meta:non-whitespace-character-count="3420"/>
    <meta:generator>LibreOffice/24.2.0.3$Windows_X86_64 LibreOffice_project/da48488a73ddd66ea24cf16bbc4f7b9c08e9bea1</meta:generator>
  </office:meta>
</office:document-meta>
</file>